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venirNextLTPro" svg:font-family="AvenirNextLTPro" style:font-pitch="variable"/>
    <style:font-face style:name="AvenirNextLTPro-Demi" svg:font-family="AvenirNextLTPro-Demi" style:font-pitch="variable"/>
    <style:font-face style:name="AvenirNextLTPro-Demi1" svg:font-family="AvenirNextLTPro-Demi"/>
    <style:font-face style:name="AvenirNextLTPro1" svg:font-family="AvenirNextLTPro"/>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office:font-face-decls>
  <office:automatic-styles>
    <style:style style:name="dp1" style:family="drawing-page"/>
    <style:style style:name="gr1" style:family="graphic" style:parent-style-name="standard">
      <style:graphic-properties draw:stroke="none" draw:fill="solid" draw:fill-color="#ffffff"/>
    </style:style>
    <style:style style:name="gr2" style:family="graphic" style:parent-style-name="standard">
      <style:graphic-properties draw:stroke="none" draw:fill="solid" draw:fill-color="#516f90"/>
    </style:style>
    <style:style style:name="gr3" style:family="graphic" style:parent-style-name="standard">
      <style:graphic-properties draw:stroke="none" draw:fill="none" draw:textarea-horizontal-align="left" draw:textarea-vertical-align="top" draw:auto-grow-height="true" draw:auto-grow-width="true" fo:min-height="0.37cm" fo:min-width="0.37cm" fo:padding-top="0cm" fo:padding-bottom="0cm" fo:padding-left="0cm" fo:padding-right="0cm"/>
      <style:paragraph-properties style:writing-mode="lr-tb"/>
    </style:style>
    <style:style style:name="gr4" style:family="graphic" style:parent-style-name="standard">
      <style:graphic-properties draw:stroke="none" draw:fill="none" draw:textarea-horizontal-align="left" draw:textarea-vertical-align="top" draw:auto-grow-height="true" draw:auto-grow-width="true" fo:min-height="0.423cm" fo:min-width="0.423cm" fo:padding-top="0cm" fo:padding-bottom="0cm" fo:padding-left="0cm" fo:padding-right="0cm"/>
      <style:paragraph-properties style:writing-mode="lr-tb"/>
    </style:style>
    <style:style style:name="gr5" style:family="graphic" style:parent-style-name="standard">
      <style:graphic-properties draw:stroke="none" draw:fill="solid" draw:fill-color="#f2545b"/>
    </style:style>
    <style:style style:name="gr6" style:family="graphic" style:parent-style-name="standard">
      <style:graphic-properties draw:stroke="none" draw:fill="solid" draw:fill-color="#7fd1de"/>
    </style:style>
    <style:style style:name="gr7" style:family="graphic" style:parent-style-name="standard">
      <style:graphic-properties draw:stroke="solid" svg:stroke-width="0.042cm" svg:stroke-color="#33475b" draw:stroke-linejoin="round" svg:stroke-linecap="round" draw:fill="none" fo:padding-top="0.021cm" fo:padding-bottom="0.021cm" fo:padding-left="0.021cm" fo:padding-right="0.021cm"/>
    </style:style>
    <style:style style:name="gr8" style:family="graphic" style:parent-style-name="standard">
      <style:graphic-properties draw:stroke="none" draw:fill="solid" draw:fill-color="#8b6556"/>
    </style:style>
    <style:style style:name="gr9" style:family="graphic" style:parent-style-name="standard">
      <style:graphic-properties draw:stroke="solid" svg:stroke-width="0.042cm" svg:stroke-color="#33475b" draw:stroke-linejoin="round" svg:stroke-linecap="round" draw:fill="solid" draw:fill-color="#33475b" fo:padding-top="0.021cm" fo:padding-bottom="0.021cm" fo:padding-left="0.021cm" fo:padding-right="0.021cm"/>
    </style:style>
    <style:style style:name="gr10" style:family="graphic" style:parent-style-name="standard">
      <style:graphic-properties draw:stroke="none" draw:fill="solid" draw:fill-color="#dbae60"/>
    </style:style>
    <style:style style:name="gr11" style:family="graphic" style:parent-style-name="standard">
      <style:graphic-properties draw:stroke="none" draw:fill="solid" draw:fill-color="#ae7e6b"/>
    </style:style>
    <style:style style:name="gr12" style:family="graphic" style:parent-style-name="standard">
      <style:graphic-properties draw:stroke="none" draw:fill="solid" draw:fill-color="#33475b"/>
    </style:style>
    <style:style style:name="gr13" style:family="graphic" style:parent-style-name="standard">
      <style:graphic-properties draw:stroke="solid" svg:stroke-width="0.052cm" svg:stroke-color="#ffffff" draw:stroke-linejoin="miter" svg:stroke-linecap="butt" draw:fill="none" fo:padding-top="0.026cm" fo:padding-bottom="0.026cm" fo:padding-left="0.026cm" fo:padding-right="0.026cm"/>
    </style:style>
    <style:style style:name="P1" style:family="paragraph">
      <loext:graphic-properties draw:fill="solid" draw:fill-color="#ffffff"/>
    </style:style>
    <style:style style:name="P2" style:family="paragraph">
      <loext:graphic-properties draw:fill="solid" draw:fill-color="#516f90"/>
    </style:style>
    <style:style style:name="P3" style:family="paragraph">
      <style:paragraph-properties fo:text-align="start" style:writing-mode="lr-tb"/>
    </style:style>
    <style:style style:name="P4" style:family="paragraph">
      <loext:graphic-properties draw:fill="none"/>
      <style:text-properties fo:font-size="10.5pt" style:font-size-asian="10.5pt" style:font-size-complex="10.5pt"/>
    </style:style>
    <style:style style:name="P5" style:family="paragraph">
      <loext:graphic-properties draw:fill="none"/>
      <style:text-properties fo:font-size="12pt" style:font-size-asian="12pt" style:font-size-complex="12pt"/>
    </style:style>
    <style:style style:name="P6" style:family="paragraph">
      <loext:graphic-properties draw:fill="solid" draw:fill-color="#f2545b"/>
    </style:style>
    <style:style style:name="P7" style:family="paragraph">
      <loext:graphic-properties draw:fill="solid" draw:fill-color="#7fd1de"/>
    </style:style>
    <style:style style:name="P8" style:family="paragraph">
      <loext:graphic-properties draw:fill="none"/>
    </style:style>
    <style:style style:name="P9" style:family="paragraph">
      <loext:graphic-properties draw:fill="solid" draw:fill-color="#8b6556"/>
    </style:style>
    <style:style style:name="P10" style:family="paragraph">
      <loext:graphic-properties draw:fill="solid" draw:fill-color="#33475b"/>
    </style:style>
    <style:style style:name="P11" style:family="paragraph">
      <loext:graphic-properties draw:fill="solid" draw:fill-color="#dbae60"/>
    </style:style>
    <style:style style:name="P12" style:family="paragraph">
      <loext:graphic-properties draw:fill="solid" draw:fill-color="#ae7e6b"/>
    </style:style>
    <style:style style:name="T1" style:family="text">
      <style:text-properties fo:color="#f2545b" loext:opacity="100%" style:font-name="AvenirNextLTPro1" fo:font-size="10.5pt" fo:font-weight="bold" style:font-size-asian="10.5pt" style:font-weight-asian="bold" style:font-name-complex="AvenirNextLTPro1" style:font-size-complex="10.5pt" style:font-weight-complex="bold"/>
    </style:style>
    <style:style style:name="T2" style:family="text">
      <style:text-properties fo:color="#757575" loext:opacity="100%" style:font-name="AvenirNextLTPro-Demi1" fo:font-size="12pt" fo:font-weight="normal" style:font-size-asian="12pt" style:font-weight-asian="normal" style:font-name-complex="AvenirNextLTPro-Demi1" style:font-size-complex="12pt" style:font-weight-complex="normal"/>
    </style:style>
    <style:style style:name="T3" style:family="text">
      <style:text-properties fo:color="#000000" loext:opacity="100%" style:font-name="AvenirNextLTPro-Demi1" fo:font-size="12pt" fo:font-weight="normal" style:font-size-asian="12pt" style:font-weight-asian="normal" style:font-name-complex="AvenirNextLTPro-Demi1" style:font-size-complex="12pt" style:font-weight-complex="normal"/>
    </style:style>
    <style:style style:name="T4" style:family="text">
      <style:text-properties fo:color="#f2545b" loext:opacity="100%" style:font-name="AvenirNextLTPro-Demi1" fo:font-size="12pt" fo:font-weight="normal" style:font-size-asian="12pt" style:font-weight-asian="normal" style:font-name-complex="AvenirNextLTPro-Demi1" style:font-size-complex="12pt" style:font-weight-complex="normal"/>
    </style:style>
    <style:style style:name="T5" style:family="text">
      <style:text-properties fo:color="#9197a3" loext:opacity="100%" style:font-name="AvenirNextLTPro1" fo:font-size="12pt" fo:font-weight="normal" style:font-size-asian="12pt" style:font-weight-asian="normal" style:font-name-complex="AvenirNextLTPro1" style:font-size-complex="12pt" style:font-weight-complex="normal"/>
    </style:style>
    <style:style style:name="T6" style:family="text">
      <style:text-properties fo:color="#33475b" loext:opacity="100%" style:font-name="AvenirNextLTPro1" fo:font-size="12pt" fo:font-weight="normal" style:font-size-asian="12pt" style:font-weight-asian="normal" style:font-name-complex="AvenirNextLTPro1" style:font-size-complex="12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polygon draw:style-name="gr1" draw:text-style-name="P1" draw:layer="layout" svg:width="28.752cm" svg:height="20.015cm" svg:x="0.397cm" svg:y="0.65cm" svg:viewBox="0 0 28753 20016" draw:points="0,0 28753,0 28753,20016 0,20016">
          <text:p/>
        </draw:polygon>
        <draw:polygon draw:style-name="gr2" draw:text-style-name="P2" draw:layer="layout" svg:width="0.026cm" svg:height="15.355cm" svg:x="7.668cm" svg:y="1.023cm" svg:viewBox="0 0 27 15356" draw:points="0,0 27,0 27,15356 0,15356">
          <text:p/>
        </draw:polygon>
        <draw:frame draw:style-name="gr3" draw:text-style-name="P4" draw:layer="layout" svg:width="1.437cm" svg:height="0.433cm" svg:x="3.452cm" svg:y="4.253cm">
          <draw:text-box>
            <text:p text:style-name="P3"><text:span text:style-name="T1">Puesto</text:span></text:p>
          </draw:text-box>
        </draw:frame>
        <draw:frame draw:style-name="gr4" draw:text-style-name="P5" draw:layer="layout" svg:width="3.533cm" svg:height="0.993cm" svg:x="2.65cm" svg:y="4.653cm">
          <draw:text-box>
            <text:p text:style-name="P3"><text:span text:style-name="T2">Desarrollador de</text:span></text:p>
            <text:p text:style-name="P3"><text:span text:style-name="T2">Software</text:span></text:p>
          </draw:text-box>
        </draw:frame>
        <draw:frame draw:style-name="gr3" draw:text-style-name="P4" draw:layer="layout" svg:width="1.026cm" svg:height="0.433cm" svg:x="3.611cm" svg:y="5.842cm">
          <draw:text-box>
            <text:p text:style-name="P3"><text:span text:style-name="T1">Edad</text:span></text:p>
          </draw:text-box>
        </draw:frame>
        <draw:frame draw:style-name="gr4" draw:text-style-name="P5" draw:layer="layout" svg:width="3.787cm" svg:height="0.497cm" svg:x="2.274cm" svg:y="6.322cm">
          <draw:text-box>
            <text:p text:style-name="P3"><text:span text:style-name="T3">Mayor de 18 años</text:span></text:p>
          </draw:text-box>
        </draw:frame>
        <draw:frame draw:style-name="gr3" draw:text-style-name="P4" draw:layer="layout" svg:width="5.848cm" svg:height="0.433cm" svg:x="1.533cm" svg:y="7.43cm">
          <draw:text-box>
            <text:p text:style-name="P3"><text:span text:style-name="T1">Nivel de educación más alto</text:span></text:p>
          </draw:text-box>
        </draw:frame>
        <draw:frame draw:style-name="gr4" draw:text-style-name="P5" draw:layer="layout" svg:width="5.395cm" svg:height="0.993cm" svg:x="1.665cm" svg:y="7.911cm">
          <draw:text-box>
            <text:p text:style-name="P3"><text:span text:style-name="T3">Bachillerato/ Licenciatura</text:span></text:p>
            <text:p text:style-name="P3"><text:span text:style-name="T3"><text:s/></text:span><text:span text:style-name="T3">concluidos</text:span></text:p>
          </draw:text-box>
        </draw:frame>
        <draw:frame draw:style-name="gr4" draw:text-style-name="P5" draw:layer="layout" svg:width="3.13cm" svg:height="0.497cm" svg:x="2.658cm" svg:y="9.049cm">
          <draw:text-box>
            <text:p text:style-name="P3"><text:span text:style-name="T4">Redes sociales</text:span></text:p>
          </draw:text-box>
        </draw:frame>
        <draw:frame draw:style-name="gr3" draw:text-style-name="P4" draw:layer="layout" svg:width="5.59cm" svg:height="0.433cm" svg:x="1.626cm" svg:y="15.161cm">
          <draw:text-box>
            <text:p text:style-name="P3"><text:span text:style-name="T1">Tamaño de la organización</text:span></text:p>
          </draw:text-box>
        </draw:frame>
        <draw:frame draw:style-name="gr4" draw:text-style-name="P5" draw:layer="layout" svg:width="5.48cm" svg:height="0.497cm" svg:x="1.533cm" svg:y="15.641cm">
          <draw:text-box>
            <text:p text:style-name="P3"><text:span text:style-name="T3">Trabajador independiente</text:span></text:p>
          </draw:text-box>
        </draw:frame>
        <draw:frame draw:style-name="gr4" draw:text-style-name="P5" draw:layer="layout" svg:width="6.686cm" svg:height="0.497cm" svg:x="8.317cm" svg:y="1.398cm">
          <draw:text-box>
            <text:p text:style-name="P3"><text:span text:style-name="T4">Canal favorito de comunicación</text:span></text:p>
          </draw:text-box>
        </draw:frame>
        <draw:frame draw:style-name="gr4" draw:text-style-name="P5" draw:layer="layout" svg:width="8.642cm" svg:height="0.497cm" svg:x="8.317cm" svg:y="3.437cm">
          <draw:text-box>
            <text:p text:style-name="P3"><text:span text:style-name="T4">Herramientas que necesita para trabajar</text:span></text:p>
          </draw:text-box>
        </draw:frame>
        <draw:frame draw:style-name="gr4" draw:text-style-name="P5" draw:layer="layout" svg:width="6.013cm" svg:height="0.497cm" svg:x="8.317cm" svg:y="5.475cm">
          <draw:text-box>
            <text:p text:style-name="P3"><text:span text:style-name="T4">Responsabilidades laborales</text:span></text:p>
          </draw:text-box>
        </draw:frame>
        <draw:frame draw:style-name="gr4" draw:text-style-name="P5" draw:layer="layout" svg:width="7.004cm" svg:height="0.497cm" svg:x="8.317cm" svg:y="7.514cm">
          <draw:text-box>
            <text:p text:style-name="P3"><text:span text:style-name="T4">Su trabajo se mide en función de</text:span></text:p>
          </draw:text-box>
        </draw:frame>
        <draw:frame draw:style-name="gr4" draw:text-style-name="P5" draw:layer="layout" svg:width="3.029cm" svg:height="0.497cm" svg:x="8.317cm" svg:y="9.552cm">
          <draw:text-box>
            <text:p text:style-name="P3"><text:span text:style-name="T4">Su superior es</text:span></text:p>
          </draw:text-box>
        </draw:frame>
        <draw:frame draw:style-name="gr4" draw:text-style-name="P5" draw:layer="layout" svg:width="3.727cm" svg:height="0.497cm" svg:x="8.317cm" svg:y="11.564cm">
          <draw:text-box>
            <text:p text:style-name="P3"><text:span text:style-name="T4">Metas u objetivos</text:span></text:p>
          </draw:text-box>
        </draw:frame>
        <draw:frame draw:style-name="gr4" draw:text-style-name="P5" draw:layer="layout" svg:width="6.847cm" svg:height="0.497cm" svg:x="8.317cm" svg:y="13.603cm">
          <draw:text-box>
            <text:p text:style-name="P3"><text:span text:style-name="T4">Obtiene información a través de</text:span></text:p>
          </draw:text-box>
        </draw:frame>
        <draw:path draw:style-name="gr5" draw:text-style-name="P6" draw:layer="layout" svg:width="2.541cm" svg:height="2.541cm" svg:x="2.797cm" svg:y="1.182cm" svg:viewBox="0 0 2542 2542" svg:d="M2542 1272c0 41-2 83-6 124s-10 83-18 123c-8 41-18 82-30 121-13 40-27 79-42 118-16 38-34 76-54 113-19 36-41 72-64 107-23 34-48 68-74 100-27 32-55 63-84 92-29 30-60 57-92 84-33 26-66 51-101 74-34 23-70 45-107 64-36 20-74 38-112 54-39 15-78 29-118 42-39 12-80 22-121 30-40 8-82 14-123 18s-83 6-125 6c-41 0-83-2-124-6-42-4-83-10-123-18-42-8-83-18-122-30-40-13-79-27-118-42-38-16-76-34-113-54-36-19-72-41-107-64-34-23-68-48-100-74-32-27-63-54-92-84-30-29-57-60-84-92-26-32-51-66-74-100-23-35-45-71-64-107-20-37-38-75-54-113-16-39-30-78-42-118-12-39-22-80-30-121-8-40-14-82-18-123s-6-83-6-124c0-42 2-84 6-125s10-83 18-123c8-41 18-82 30-121 12-40 26-79 42-118 16-38 34-76 54-113 19-36 41-72 64-107 23-34 48-67 74-100 27-32 54-63 84-92 29-29 60-57 92-84 32-26 66-51 100-74 35-23 71-45 107-64 37-20 75-38 113-54 39-16 78-30 118-43 39-12 80-22 122-30 40-8 81-14 123-18 41-4 83-6 124-6 42 0 84 2 125 6s83 10 123 18c41 8 82 18 121 30 40 13 79 27 118 43 38 16 76 34 112 54 37 19 73 41 107 64 35 23 68 48 101 74 32 27 63 55 92 84s57 60 84 92c26 33 51 66 74 100 23 35 45 71 64 107 20 37 38 75 54 113 15 39 29 78 42 118 12 39 22 80 30 121 8 40 14 82 18 123s6 83 6 125z">
          <text:p/>
        </draw:path>
        <draw:path draw:style-name="gr6" draw:text-style-name="P7" draw:layer="layout" svg:width="1.495cm" svg:height="1.177cm" svg:x="3.32cm" svg:y="2.658cm" svg:viewBox="0 0 1496 1178" svg:d="M667 0h163c368 0 666 299 666 667v511h-1496v-511c0-368 298-667 667-667z">
          <text:p/>
        </draw:path>
        <draw:path draw:style-name="gr7" draw:text-style-name="P8" draw:layer="layout" svg:width="1.495cm" svg:height="1.177cm" svg:x="3.32cm" svg:y="2.658cm" svg:viewBox="0 0 1496 1178" svg:d="M667 0h163c368 0 666 299 666 667v511h-1496v-511c0-368 298-667 667-667z">
          <text:p/>
        </draw:path>
        <draw:line draw:style-name="gr7" draw:text-style-name="P8" draw:layer="layout" svg:x1="3.694cm" svg:y1="3.835cm" svg:x2="3.694cm" svg:y2="3.48cm">
          <text:p/>
        </draw:line>
        <draw:line draw:style-name="gr7" draw:text-style-name="P8" draw:layer="layout" svg:x1="4.441cm" svg:y1="3.835cm" svg:x2="4.441cm" svg:y2="3.48cm">
          <text:p/>
        </draw:line>
        <draw:path draw:style-name="gr8" draw:text-style-name="P9" draw:layer="layout" svg:width="0.222cm" svg:height="0.222cm" svg:x="4.439cm" svg:y="2.102cm" svg:viewBox="0 0 223 223" svg:d="M223 112c0 15-3 29-9 43-5 13-13 25-24 36-10 10-22 18-36 24-13 5-28 8-43 8s-29-3-43-8c-13-6-25-14-36-24-10-11-18-23-24-36-5-14-8-28-8-43s3-29 8-42c6-14 14-26 24-36 11-11 23-19 36-24 14-7 28-10 43-10s30 3 43 10c14 5 26 13 36 24 11 10 19 22 24 36 6 13 9 27 9 42z">
          <text:p/>
        </draw:path>
        <draw:path draw:style-name="gr7" draw:text-style-name="P8" draw:layer="layout" svg:width="0.222cm" svg:height="0.222cm" svg:x="4.439cm" svg:y="2.102cm" svg:viewBox="0 0 223 223" svg:d="M223 112c0 15-3 29-9 43-5 13-13 25-24 36-10 10-22 18-36 24-13 5-28 8-43 8s-29-3-43-8c-13-6-25-14-36-24-10-11-18-23-24-36-5-14-8-28-8-43s3-29 8-42c6-14 14-26 24-36 11-11 23-19 36-24 14-7 28-10 43-10s30 3 43 10c14 5 26 13 36 24 11 10 19 22 24 36 6 13 9 27 9 42z">
          <text:p/>
        </draw:path>
        <draw:path draw:style-name="gr9" draw:text-style-name="P10" draw:layer="layout" svg:width="0.303cm" svg:height="0.387cm" svg:x="4.258cm" svg:y="2.965cm" svg:viewBox="0 0 304 388" svg:d="M46 205c-14 11-23 27-23 46 0 31 26 57 57 57 8 0 14-1 21-4-4 8-7 17-7 27 0 32 26 57 58 57s57-25 57-57c0-10-2-19-6-27 6 3 13 4 21 4 31 0 57-26 57-57 0-19-9-35-23-46 26-5 46-28 46-56 0-29-22-53-50-56 8-10 13-22 13-36 0-32-26-57-58-57-31 0-57 25-57 57 0-32-25-57-58-57-31 0-57 25-57 57 0 14 5 26 13 36-28 3-50 27-50 56 0 28 20 51 46 56z">
          <text:p/>
        </draw:path>
        <draw:path draw:style-name="gr9" draw:text-style-name="P10" draw:layer="layout" svg:width="0.314cm" svg:height="1.125cm" svg:x="4.272cm" svg:y="1.824cm" svg:viewBox="0 0 315 1126" svg:d="M0 878c0-22 13-41 31-51-16-83-25-172-25-264 0-217 47-414 125-563 66 126 110 285 122 462 2 0 3-1 4-1 33 0 58 26 58 57 0 25-15 46-38 54 23 8 38 29 38 53 0 30-23 54-53 57 26 6 44 28 44 55 0 32-26 57-58 57-3 0-6 0-10-1 0 1 0 2 0 2 27 5 49 28 49 56 0 32-27 58-59 58-1 0-3-1-5-1 15 10 25 27 25 47 0 33-26 58-57 58-3 0-6-1-9-1-2 4-4 8-5 12 8 10 14 23 14 37 0 32-25 57-56 58-2 2-3 5-4 7-1-2-3-5-4-8-28-3-50-27-50-57 0-11 3-21 9-30-32 0-57-26-57-58 0-16 6-29 15-40-25-5-44-28-44-55z">
          <text:p/>
        </draw:path>
        <draw:polygon draw:style-name="gr10" draw:text-style-name="P11" draw:layer="layout" svg:width="0.151cm" svg:height="0.114cm" svg:x="4.334cm" svg:y="2.851cm" svg:viewBox="0 0 152 115" draw:points="0,0 152,0 152,115 0,115">
          <text:p/>
        </draw:polygon>
        <draw:polygon draw:style-name="gr7" draw:text-style-name="P8" draw:layer="layout" svg:width="0.151cm" svg:height="0.114cm" svg:x="4.334cm" svg:y="2.851cm" svg:viewBox="0 0 152 115" draw:points="0,0 152,0 152,115 0,115">
          <text:p/>
        </draw:polygon>
        <draw:path draw:style-name="gr9" draw:text-style-name="P10" draw:layer="layout" svg:width="0.302cm" svg:height="0.387cm" svg:x="3.572cm" svg:y="2.965cm" svg:viewBox="0 0 303 388" svg:d="M258 205c14 11 23 27 23 46 0 31-26 57-58 57-7 0-14-1-21-4 5 8 8 17 8 27 0 32-27 57-59 57-31 0-57-25-57-57 0-10 3-19 7-27-7 3-14 4-21 4-31 0-57-26-57-57 0-19 9-35 23-46-26-5-46-28-46-56 0-29 22-53 50-56-8-10-13-22-13-36 0-32 26-57 57-57 32 0 57 25 57 57 0-32 26-57 59-57 31 0 57 25 57 57 0 14-5 26-13 36 28 3 49 27 49 56 0 28-19 51-45 56z">
          <text:p/>
        </draw:path>
        <draw:path draw:style-name="gr9" draw:text-style-name="P10" draw:layer="layout" svg:width="0.315cm" svg:height="1.125cm" svg:x="3.546cm" svg:y="1.824cm" svg:viewBox="0 0 316 1126" svg:d="M316 878c0-22-13-41-31-51 16-83 25-172 25-264 0-217-47-414-125-563-66 126-110 285-123 462-2 0-3-1-4-1-32 0-58 26-58 57 0 25 16 46 38 54-22 8-38 29-38 53 0 30 23 54 53 57-25 6-43 28-43 55 0 32 25 57 58 57 3 0 6 0 9-1 0 1 0 2 1 2-28 5-49 28-49 56 0 32 26 58 58 58 2 0 4-1 5-1-15 10-24 27-24 47 0 33 25 58 57 58 3 0 6-1 9-1 2 4 3 8 5 12-9 10-14 23-14 37 0 32 25 57 56 58 1 2 2 5 4 7 1-2 2-5 4-8 28-3 50-27 50-57 0-11-3-21-9-30 32 0 57-26 57-58 0-16-6-29-16-40 26-5 45-28 45-55z">
          <text:p/>
        </draw:path>
        <draw:polygon draw:style-name="gr10" draw:text-style-name="P11" draw:layer="layout" svg:width="0.15cm" svg:height="0.114cm" svg:x="3.648cm" svg:y="2.851cm" svg:viewBox="0 0 151 115" draw:points="0,0 151,0 151,115 0,115">
          <text:p/>
        </draw:polygon>
        <draw:polygon draw:style-name="gr7" draw:text-style-name="P8" draw:layer="layout" svg:width="0.15cm" svg:height="0.114cm" svg:x="3.648cm" svg:y="2.851cm" svg:viewBox="0 0 151 115" draw:points="0,0 151,0 151,115 0,115">
          <text:p/>
        </draw:polygon>
        <draw:path draw:style-name="gr8" draw:text-style-name="P9" draw:layer="layout" svg:width="0.222cm" svg:height="0.222cm" svg:x="3.471cm" svg:y="2.102cm" svg:viewBox="0 0 223 223" svg:d="M223 112c0 15-3 29-9 43-5 13-13 25-25 36-10 10-22 18-36 24-13 5-27 8-42 8s-29-3-43-8c-13-6-25-14-36-24-10-11-18-23-24-36-5-14-8-28-8-43s3-29 8-42c6-14 14-26 24-36 11-11 23-19 36-24 14-7 28-10 43-10s29 3 42 10c14 5 26 13 36 24 12 10 20 22 25 36 6 13 9 27 9 42z">
          <text:p/>
        </draw:path>
        <draw:path draw:style-name="gr7" draw:text-style-name="P8" draw:layer="layout" svg:width="0.222cm" svg:height="0.222cm" svg:x="3.471cm" svg:y="2.102cm" svg:viewBox="0 0 223 223" svg:d="M223 112c0 15-3 29-9 43-5 13-13 25-25 36-10 10-22 18-36 24-13 5-27 8-42 8s-29-3-43-8c-13-6-25-14-36-24-10-11-18-23-24-36-5-14-8-28-8-43s3-29 8-42c6-14 14-26 24-36 11-11 23-19 36-24 14-7 28-10 43-10s29 3 42 10c14 5 26 13 36 24 12 10 20 22 25 36 6 13 9 27 9 42z">
          <text:p/>
        </draw:path>
        <draw:path draw:style-name="gr11" draw:text-style-name="P12" draw:layer="layout" svg:width="0.969cm" svg:height="1.216cm" svg:x="3.582cm" svg:y="1.605cm" svg:viewBox="0 0 970 1217" svg:d="M484 1217c-267 0-484-217-484-485v-246c0-269 217-486 484-486 268 0 486 217 486 486v246c0 268-218 485-486 485z">
          <text:p/>
        </draw:path>
        <draw:path draw:style-name="gr7" draw:text-style-name="P8" draw:layer="layout" svg:width="0.969cm" svg:height="1.216cm" svg:x="3.582cm" svg:y="1.605cm" svg:viewBox="0 0 970 1217" svg:d="M484 1217c-267 0-484-217-484-485v-246c0-269 217-486 484-486 268 0 486 217 486 486v246c0 268-218 485-486 485z">
          <text:p/>
        </draw:path>
        <draw:path draw:style-name="gr12" draw:text-style-name="P10" draw:layer="layout" svg:width="0.119cm" svg:height="0.119cm" svg:x="3.772cm" svg:y="2.154cm" svg:viewBox="0 0 120 120" svg:d="M120 60c0 33-28 60-60 60-33 0-60-27-60-60 0-34 27-60 60-60 5 0 11 0 16 2-7 5-11 13-11 22 0 17 13 31 29 31 11 0 19-4 24-12 1 6 2 11 2 17z">
          <text:p/>
        </draw:path>
        <draw:path draw:style-name="gr12" draw:text-style-name="P10" draw:layer="layout" svg:width="0.119cm" svg:height="0.119cm" svg:x="4.242cm" svg:y="2.154cm" svg:viewBox="0 0 120 120" svg:d="M120 60c0 33-28 60-61 60s-59-27-59-60c0-34 26-60 59-60 5 0 11 0 16 2-6 5-11 13-11 22 0 17 14 31 30 31 10 0 18-4 23-12 2 6 3 11 3 17z">
          <text:p/>
        </draw:path>
        <draw:path draw:style-name="gr11" draw:text-style-name="P12" draw:layer="layout" svg:width="0.092cm" svg:height="0.176cm" svg:x="3.993cm" svg:y="2.213cm" svg:viewBox="0 0 93 177" svg:d="M41 0l-39 125c-7 26 11 52 38 52h53z">
          <text:p/>
        </draw:path>
        <draw:path draw:style-name="gr7" draw:text-style-name="P8" draw:layer="layout" svg:width="0.092cm" svg:height="0.176cm" svg:x="3.993cm" svg:y="2.213cm" svg:viewBox="0 0 93 177" svg:d="M41 0l-39 125c-7 26 11 52 38 52h53">
          <text:p/>
        </draw:path>
        <draw:path draw:style-name="gr9" draw:text-style-name="P10" draw:layer="layout" svg:width="0.578cm" svg:height="0.601cm" svg:x="4.066cm" svg:y="1.478cm" svg:viewBox="0 0 579 602" svg:d="M579 542c0 27-17 49-41 57-4 2-8 3-12 3-2 0-3 0-4 0-4 0-8 0-12 0 0 0-1-1-2-1-283-15-507-249-507-536-1-4-1-7 0-10 2-34 30-58 63-55 32 2 56 32 54 64 0 5-1 9-3 13 2 1 3 1 5 1 0-4 1-9 3-13 10-31 43-49 74-37 31 10 48 43 37 74-1 5-3 9-6 14 1 0 3 1 4 2 2-5 4-9 7-13 17-28 54-36 82-19 27 17 35 54 18 81-2 4-5 8-9 11 2 1 3 2 4 3 2-4 5-7 8-10 24-23 61-22 84 2 22 23 21 60-2 83-3 2-5 4-8 6 1 1 2 2 3 3 2-2 4-4 7-5 28-16 64-6 81 22 16 28 6 64-23 80 0 1-1 1-2 1 1 2 1 3 2 4 0 0 1 0 2 0 31-9 64 9 73 40 8 30-8 60-36 71 1 2 2 4 2 7 29 2 53 27 54 57z">
          <text:p/>
        </draw:path>
        <draw:path draw:style-name="gr9" draw:text-style-name="P10" draw:layer="layout" svg:width="0.577cm" svg:height="0.601cm" svg:x="3.489cm" svg:y="1.478cm" svg:viewBox="0 0 578 602" svg:d="M0 542c-1 27 16 49 41 57 4 2 8 3 12 3 2 0 3 0 4 0 4 0 8 0 11 0 1 0 2-1 2-1 284-15 508-249 508-536 0-4 0-7 0-10-2-34-31-58-63-55-33 2-57 32-54 64 0 5 1 9 2 13-1 1-3 1-4 1-1-4-1-9-3-13-10-31-43-49-74-37-31 10-48 43-38 74 2 5 4 9 7 14-2 0-3 1-5 2-1-5-3-9-6-13-17-28-53-36-82-19-28 17-36 54-18 81 2 4 5 8 9 11-2 1-3 2-4 3-3-4-6-7-9-10-23-23-60-22-83 2-22 23-21 60 2 83 2 2 5 4 7 6-1 1-1 2-2 3-2-2-5-4-7-5-29-16-65-6-81 22s-6 64 22 80c1 1 2 1 3 1-1 2-2 3-2 4-1 0-2 0-2 0-32-9-64 9-73 40-8 30 7 60 35 71 0 2-1 4-1 7-30 2-53 27-54 57z">
          <text:p/>
        </draw:path>
        <draw:path draw:style-name="gr7" draw:text-style-name="P8" draw:layer="layout" svg:width="0.196cm" svg:height="0.057cm" svg:x="4.033cm" svg:y="2.485cm" svg:viewBox="0 0 197 58" svg:d="M197 0c-25 23-57 41-92 50-36 11-72 10-105 0">
          <text:p/>
        </draw:path>
        <draw:path draw:style-name="gr7" draw:text-style-name="P8" draw:layer="layout" svg:width="0.164cm" svg:height="0.028cm" svg:x="4.219cm" svg:y="2.076cm" svg:viewBox="0 0 165 29" svg:d="M0 24c52-35 117-31 165 5">
          <text:p/>
        </draw:path>
        <draw:path draw:style-name="gr7" draw:text-style-name="P8" draw:layer="layout" svg:width="0.164cm" svg:height="0.028cm" svg:x="3.75cm" svg:y="2.076cm" svg:viewBox="0 0 165 29" svg:d="M165 24c-52-35-119-31-165 5">
          <text:p/>
        </draw:path>
        <draw:path draw:style-name="gr5" draw:text-style-name="P6" draw:layer="layout" svg:width="1.217cm" svg:height="1.218cm" svg:x="1.844cm" svg:y="10.024cm" svg:viewBox="0 0 1218 1219" svg:d="M1218 610c0 20-1 40-3 60-1 20-4 39-8 59s-10 39-16 58-12 38-20 56c-8 19-16 37-25 54-10 18-20 35-31 51-11 17-23 33-36 48-12 16-26 31-40 45s-29 27-44 40c-16 12-32 24-48 35-17 12-34 22-51 31-18 10-36 18-54 26-19 7-38 14-57 20s-38 10-58 14c-19 4-39 7-59 9s-40 3-59 3c-20 0-40-1-60-3s-40-5-59-9c-20-4-39-8-58-14s-38-13-57-20c-18-8-36-16-54-26-17-9-34-19-51-31-16-11-32-23-48-35-15-13-30-26-44-40s-28-29-40-45c-13-15-25-31-36-48-11-16-21-33-31-51-9-17-17-35-25-54-8-18-14-37-20-56s-11-38-15-58-7-39-8-59c-2-20-3-40-3-60s1-40 3-60c1-19 4-39 8-59 4-19 9-39 15-58s12-37 20-56c8-18 16-36 25-54 10-18 20-36 31-52 11-17 23-33 36-48 12-16 26-30 40-44 14-15 29-28 44-41 16-12 32-24 48-35 17-11 34-21 51-31 18-9 36-18 54-25 19-8 38-15 57-21 19-5 38-10 58-14 19-4 39-7 59-9s40-3 60-3c19 0 39 1 59 3s40 5 59 9c20 4 39 9 58 14 19 6 38 13 57 21 18 7 36 16 54 25 17 10 34 20 51 31 16 11 32 23 48 35 15 13 30 26 44 41 14 14 28 28 40 44 13 15 25 31 36 48 11 16 21 34 31 52 9 18 17 36 25 54 8 19 14 37 20 56s12 39 16 58c4 20 7 40 8 59 2 20 3 40 3 60z">
          <text:p/>
        </draw:path>
        <draw:path draw:style-name="gr13" draw:text-style-name="P8" draw:layer="layout" svg:width="1.217cm" svg:height="1.218cm" svg:x="1.844cm" svg:y="10.024cm" svg:viewBox="0 0 1218 1219" svg:d="M1218 610c0 20-1 40-3 60-1 20-4 39-8 59s-10 39-16 58-12 38-20 56c-8 19-16 37-25 54-10 18-20 35-31 51-11 17-23 33-36 48-12 16-26 31-40 45s-29 27-44 40c-16 12-32 24-48 35-17 12-34 22-51 31-18 10-36 18-54 26-19 7-38 14-57 20s-38 10-58 14c-19 4-39 7-59 9s-40 3-59 3c-20 0-40-1-60-3s-40-5-59-9c-20-4-39-8-58-14s-38-13-57-20c-18-8-36-16-54-26-17-9-34-19-51-31-16-11-32-23-48-35-15-13-30-26-44-40s-28-29-40-45c-13-15-25-31-36-48-11-16-21-33-31-51-9-17-17-35-25-54-8-18-14-37-20-56s-11-38-15-58-7-39-8-59c-2-20-3-40-3-60s1-40 3-60c1-19 4-39 8-59 4-19 9-39 15-58s12-37 20-56c8-18 16-36 25-54 10-18 20-36 31-52 11-17 23-33 36-48 12-16 26-30 40-44 14-15 29-28 44-41 16-12 32-24 48-35 17-11 34-21 51-31 18-9 36-18 54-25 19-8 38-15 57-21 19-5 38-10 58-14 19-4 39-7 59-9s40-3 60-3c19 0 39 1 59 3s40 5 59 9c20 4 39 9 58 14 19 6 38 13 57 21 18 7 36 16 54 25 17 10 34 20 51 31 16 11 32 23 48 35 15 13 30 26 44 41 14 14 28 28 40 44 13 15 25 31 36 48 11 16 21 34 31 52 9 18 17 36 25 54 8 19 14 37 20 56s12 39 16 58c4 20 7 40 8 59 2 20 3 40 3 60z">
          <text:p/>
        </draw:path>
        <draw:path draw:style-name="gr1" draw:text-style-name="P1" draw:layer="layout" svg:width="0.295cm" svg:height="0.582cm" svg:x="2.305cm" svg:y="10.342cm" svg:viewBox="0 0 296 583" svg:d="M286 201h-88v-57c7-54 97-44 97-44v-94c-4 0-180-42-215 92-5 34-6 69-6 103h-74v103h80v279h117v-279h89l10-103z">
          <text:p/>
        </draw:path>
        <draw:path draw:style-name="gr5" draw:text-style-name="P6" draw:layer="layout" svg:width="1.217cm" svg:height="1.218cm" svg:x="3.459cm" svg:y="10.024cm" svg:viewBox="0 0 1218 1219" svg:d="M1218 610c0 20-1 40-3 60s-4 39-8 59-9 39-15 58-12 38-20 56c-8 19-16 37-26 54-9 18-19 35-30 51-11 17-23 33-36 48-12 16-26 31-40 45s-29 27-44 40c-16 12-32 24-48 35-17 12-34 22-52 31-17 10-35 18-54 26-18 7-37 14-57 20-19 6-38 10-58 14-19 4-39 7-59 9s-40 3-60 3c-19 0-39-1-59-3s-40-5-59-9c-20-4-39-8-58-14s-38-13-57-20c-18-8-36-16-54-26-17-9-34-19-51-31-16-11-32-23-48-35-15-13-30-26-44-40s-28-29-40-45c-13-15-25-31-36-48-11-16-21-33-31-51-9-17-17-35-25-54-8-18-14-37-20-56s-11-38-15-58-7-39-9-59c-1-20-2-40-2-60s1-40 2-60c2-19 5-39 9-59 4-19 9-39 15-58s12-37 20-56c8-18 16-36 25-54 10-18 20-36 31-52 11-17 23-33 36-48 12-16 26-30 40-44 14-15 29-28 44-41 16-12 32-24 48-35 17-11 34-21 51-31 18-9 36-18 54-25 19-8 38-15 57-21 19-5 38-10 58-14 19-4 39-7 59-9s40-3 59-3c20 0 40 1 60 3s40 5 59 9c20 4 39 9 58 14 20 6 39 13 57 21 19 7 37 16 54 25 18 10 35 20 52 31 16 11 32 23 48 35 15 13 30 26 44 41 14 14 28 28 40 44 13 15 25 31 36 48 11 16 21 34 30 52 10 18 18 36 26 54 8 19 14 37 20 56s11 39 15 58c4 20 6 40 8 59 2 20 3 40 3 60z">
          <text:p/>
        </draw:path>
        <draw:path draw:style-name="gr13" draw:text-style-name="P8" draw:layer="layout" svg:width="1.217cm" svg:height="1.218cm" svg:x="3.459cm" svg:y="10.024cm" svg:viewBox="0 0 1218 1219" svg:d="M1218 610c0 20-1 40-3 60s-4 39-8 59-9 39-15 58-12 38-20 56c-8 19-16 37-26 54-9 18-19 35-30 51-11 17-23 33-36 48-12 16-26 31-40 45s-29 27-44 40c-16 12-32 24-48 35-17 12-34 22-52 31-17 10-35 18-54 26-18 7-37 14-57 20-19 6-38 10-58 14-19 4-39 7-59 9s-40 3-60 3c-19 0-39-1-59-3s-40-5-59-9c-20-4-39-8-58-14s-38-13-57-20c-18-8-36-16-54-26-17-9-34-19-51-31-16-11-32-23-48-35-15-13-30-26-44-40s-28-29-40-45c-13-15-25-31-36-48-11-16-21-33-31-51-9-17-17-35-25-54-8-18-14-37-20-56s-11-38-15-58-7-39-9-59c-1-20-2-40-2-60s1-40 2-60c2-19 5-39 9-59 4-19 9-39 15-58s12-37 20-56c8-18 16-36 25-54 10-18 20-36 31-52 11-17 23-33 36-48 12-16 26-30 40-44 14-15 29-28 44-41 16-12 32-24 48-35 17-11 34-21 51-31 18-9 36-18 54-25 19-8 38-15 57-21 19-5 38-10 58-14 19-4 39-7 59-9s40-3 59-3c20 0 40 1 60 3s40 5 59 9c20 4 39 9 58 14 20 6 39 13 57 21 19 7 37 16 54 25 18 10 35 20 52 31 16 11 32 23 48 35 15 13 30 26 44 41 14 14 28 28 40 44 13 15 25 31 36 48 11 16 21 34 30 52 10 18 18 36 26 54 8 19 14 37 20 56s11 39 15 58c4 20 6 40 8 59 2 20 3 40 3 60z">
          <text:p/>
        </draw:path>
        <draw:path draw:style-name="gr1" draw:text-style-name="P1" draw:layer="layout" svg:width="0.583cm" svg:height="0.582cm" svg:x="3.776cm" svg:y="10.342cm" svg:viewBox="0 0 584 583" svg:d="M292 52c78 0 87 1 118 2 29 1 44 6 54 10 14 5 24 12 34 22s16 20 21 33c4 11 9 26 11 54 1 31 1 40 1 118s0 87-1 118c-2 29-7 45-11 55-5 13-11 23-21 33-10 11-20 17-34 22-10 4-25 9-54 10-31 2-40 2-118 2-77 0-87 0-117-2-29-1-44-6-54-10-14-5-24-11-34-22-10-10-16-20-22-33-4-10-8-26-10-55-1-31-1-40-1-118s0-87 1-118c2-28 6-43 10-54 6-13 12-23 22-33s20-17 34-22c10-4 25-9 54-10 30-1 40-2 117-2zM292 0c-79 0-89 0-120 2-31 1-52 6-70 13-19 8-36 18-52 34s-26 32-33 51c-8 19-14 40-15 71s-2 41-2 120 1 89 2 120c1 32 7 53 15 72 7 19 17 35 33 51 16 17 33 27 52 34 18 7 39 12 70 14 31 1 41 1 120 1 80 0 89 0 121-1 31-2 52-7 70-14 19-7 36-17 52-34 16-16 26-32 33-51 8-19 13-40 14-72 1-31 2-41 2-120s-1-89-2-120-6-52-14-71c-7-19-17-35-33-51s-33-26-52-34c-18-7-39-12-70-13-32-2-41-2-121-2z">
          <text:p/>
        </draw:path>
        <draw:path draw:style-name="gr1" draw:text-style-name="P1" draw:layer="layout" svg:width="0.299cm" svg:height="0.299cm" svg:x="3.918cm" svg:y="10.484cm" svg:viewBox="0 0 300 300" svg:d="M150 0c-83 0-150 67-150 150s67 150 150 150 150-67 150-150-67-150-150-150zM150 247c-54 0-98-43-98-97s44-98 98-98 98 44 98 98-44 97-98 97z">
          <text:p/>
        </draw:path>
        <draw:path draw:style-name="gr1" draw:text-style-name="P1" draw:layer="layout" svg:width="0.07cm" svg:height="0.07cm" svg:x="4.188cm" svg:y="10.443cm" svg:viewBox="0 0 71 71" svg:d="M71 36c0 4-1 9-3 13s-4 8-7 11c-4 4-8 6-13 8-4 2-8 3-13 3s-9-1-13-3c-5-2-9-4-12-8-3-3-6-7-7-11-2-4-3-9-3-13 0-5 1-9 3-14 1-4 4-8 7-12 3-3 7-6 12-8 4-1 8-2 13-2s9 1 13 2c5 2 9 5 13 8 3 4 5 8 7 12 2 5 3 9 3 14z">
          <text:p/>
        </draw:path>
        <draw:path draw:style-name="gr13" draw:text-style-name="P8" draw:layer="layout" svg:width="1.218cm" svg:height="1.218cm" svg:x="5.073cm" svg:y="10.024cm" svg:viewBox="0 0 1219 1219" svg:d="M1219 610c0 20-1 40-3 60s-4 39-8 59-9 39-15 58-12 38-20 56c-8 19-16 37-26 54-9 18-19 35-30 51-11 17-23 33-36 48-13 16-26 31-40 45s-29 27-44 40c-16 12-32 24-48 35-17 12-34 22-52 31-17 10-35 18-54 26-18 7-37 14-56 20s-38 10-58 14c-19 4-39 7-59 9s-40 3-60 3-39-1-59-3-40-5-59-9c-20-4-39-8-58-14s-39-13-58-20c-18-8-36-16-54-26-17-9-34-19-51-31-16-11-32-23-48-35-15-13-30-26-44-40s-28-29-40-45c-13-15-25-31-36-48-11-16-21-33-31-51-9-17-18-35-25-54-8-18-15-37-20-56-6-19-11-38-15-58s-7-39-9-59-3-40-3-60 1-40 3-60c2-19 5-39 9-59 4-19 9-39 15-58 5-19 12-37 20-56 7-18 16-36 25-54 10-18 20-36 31-52 11-17 23-33 36-48 12-16 26-30 40-44 14-15 29-28 44-41 16-12 32-24 48-35 17-11 34-21 51-31 18-9 36-18 54-25 19-8 39-15 58-21 19-5 38-10 58-14 19-4 39-7 59-9s39-3 59-3 40 1 60 3 40 5 59 9c20 4 39 9 58 14 19 6 38 13 56 21 19 7 37 16 54 25 18 10 35 20 52 31 16 11 32 23 48 35 15 13 30 26 44 41 14 14 27 28 40 44 13 15 25 31 36 48 11 16 21 34 30 52 10 18 18 36 26 54 8 19 14 37 20 56s11 39 15 58c4 20 6 40 8 59 2 20 3 40 3 60z">
          <text:p/>
        </draw:path>
        <draw:path draw:style-name="gr5" draw:text-style-name="P6" draw:layer="layout" svg:width="1.218cm" svg:height="1.218cm" svg:x="2.664cm" svg:y="11.639cm" svg:viewBox="0 0 1219 1219" svg:d="M1219 609c0 20-1 40-3 60s-5 39-9 59c-3 19-8 39-14 58s-13 38-20 56c-8 19-16 37-26 54-9 18-19 35-30 51-12 17-23 33-36 48-13 16-26 31-40 45s-29 27-44 40c-16 12-32 24-48 35-17 11-34 22-52 32-17 10-35 18-54 26-18 7-37 14-56 20s-38 10-58 14-39 7-59 9-40 3-60 3-40-1-59-3c-20-2-40-5-60-9-19-4-38-8-58-14-19-6-37-13-57-20-18-8-36-16-54-26-17-10-34-21-51-32s-33-23-48-35c-15-13-30-26-44-40s-28-29-40-45c-13-15-25-31-36-48-11-16-21-33-31-51-9-17-18-35-25-54-8-18-15-37-20-56-6-19-11-39-15-58-4-20-7-39-9-59s-3-40-3-60 1-40 3-60c2-19 5-39 9-59 4-19 9-39 15-58 5-19 12-37 20-56 7-18 16-36 25-54 10-18 20-35 31-51 11-17 23-33 36-48 12-16 26-30 40-44 14-15 29-28 44-41 15-12 31-24 48-35s34-22 51-31c18-9 36-18 54-25 20-8 38-15 57-21 20-5 39-10 58-14 20-4 40-7 60-9 19-2 39-3 59-3s40 1 60 3 39 5 59 9 39 9 58 14c19 6 38 13 56 21 19 7 37 16 54 25 18 9 35 20 52 31 16 11 32 23 48 35 15 13 30 26 44 41 14 14 27 28 40 44 13 15 24 31 36 48 11 16 21 33 30 51 10 18 18 36 26 54 7 19 14 37 20 56s11 39 14 58c4 20 7 40 9 59 2 20 3 40 3 60z">
          <text:p/>
        </draw:path>
        <draw:path draw:style-name="gr13" draw:text-style-name="P8" draw:layer="layout" svg:width="1.218cm" svg:height="1.218cm" svg:x="2.664cm" svg:y="11.639cm" svg:viewBox="0 0 1219 1219" svg:d="M1219 609c0 20-1 40-3 60s-5 39-9 59c-3 19-8 39-14 58s-13 38-20 56c-8 19-16 37-26 54-9 18-19 35-30 51-12 17-23 33-36 48-13 16-26 31-40 45s-29 27-44 40c-16 12-32 24-48 35-17 11-34 22-52 32-17 10-35 18-54 26-18 7-37 14-56 20s-38 10-58 14-39 7-59 9-40 3-60 3-40-1-59-3c-20-2-40-5-60-9-19-4-38-8-58-14-19-6-37-13-57-20-18-8-36-16-54-26-17-10-34-21-51-32s-33-23-48-35c-15-13-30-26-44-40s-28-29-40-45c-13-15-25-31-36-48-11-16-21-33-31-51-9-17-18-35-25-54-8-18-15-37-20-56-6-19-11-39-15-58-4-20-7-39-9-59s-3-40-3-60 1-40 3-60c2-19 5-39 9-59 4-19 9-39 15-58 5-19 12-37 20-56 7-18 16-36 25-54 10-18 20-35 31-51 11-17 23-33 36-48 12-16 26-30 40-44 14-15 29-28 44-41 15-12 31-24 48-35s34-22 51-31c18-9 36-18 54-25 20-8 38-15 57-21 20-5 39-10 58-14 20-4 40-7 60-9 19-2 39-3 59-3s40 1 60 3 39 5 59 9 39 9 58 14c19 6 38 13 56 21 19 7 37 16 54 25 18 9 35 20 52 31 16 11 32 23 48 35 15 13 30 26 44 41 14 14 27 28 40 44 13 15 24 31 36 48 11 16 21 33 30 51 10 18 18 36 26 54 7 19 14 37 20 56s11 39 14 58c4 20 7 40 9 59 2 20 3 40 3 60z">
          <text:p/>
        </draw:path>
        <draw:path draw:style-name="gr1" draw:text-style-name="P1" draw:layer="layout" svg:width="0.571cm" svg:height="0.582cm" svg:x="2.988cm" svg:y="11.957cm" svg:viewBox="0 0 572 583" svg:d="M130 583h-117v-389h117zM70 143c-28 0-54-17-65-44-11-26-5-57 15-78s50-27 76-16c27 11 44 37 44 67 0 39-31 71-70 71zM572 583h-118v-205c0-56-21-87-64-87-47 0-71 33-71 87v205h-113v-389h113v52c24-40 68-64 114-63 81 0 138 50 138 154z">
          <text:p/>
        </draw:path>
        <draw:path draw:style-name="gr13" draw:text-style-name="P8" draw:layer="layout" svg:width="1.218cm" svg:height="1.218cm" svg:x="4.279cm" svg:y="11.639cm" svg:viewBox="0 0 1219 1219" svg:d="M1219 609c0 20-1 40-3 60s-5 39-9 59c-4 19-8 39-15 58-6 19-13 38-20 56-8 19-16 37-26 54-9 18-19 35-31 51-11 17-22 33-35 48-13 16-26 31-40 45s-29 27-45 40c-15 12-31 24-48 35-16 11-33 22-51 32-17 10-35 18-54 26-18 7-37 14-56 20s-38 10-58 14-39 7-59 9-40 3-60 3-40-1-60-3c-19-2-39-5-59-9-19-4-39-8-58-14s-37-13-56-20c-18-8-36-16-54-26-17-10-35-21-51-32-17-11-33-23-48-35-16-13-30-26-44-40-15-14-28-29-41-45-12-15-24-31-35-48-11-16-21-33-31-51-9-17-18-35-25-54-8-18-15-37-21-56-5-19-10-39-14-58-4-20-7-39-9-59s-3-40-3-60 1-40 3-60c2-19 5-39 9-59 4-19 9-39 14-58 6-19 13-37 21-56 7-18 16-36 25-54 10-18 20-35 31-51 11-17 23-33 35-48 13-16 26-30 41-44 14-15 28-28 44-41 15-12 31-24 48-35 16-11 34-22 51-31 18-9 36-18 54-25 19-8 37-15 56-21 19-5 39-10 58-14 20-4 40-7 59-9 20-2 40-3 60-3s40 1 60 3 39 5 59 9 39 9 58 14c19 6 38 13 56 21 19 7 37 16 54 25 18 9 35 20 51 31 17 11 33 23 48 35 16 13 31 26 45 41 14 14 27 28 40 44 13 15 24 31 35 48 12 16 22 33 31 51 10 18 18 36 26 54 7 19 14 37 20 56 7 19 11 39 15 58 4 20 7 40 9 59 2 20 3 40 3 60z">
          <text:p/>
        </draw:path>
        <draw:frame draw:style-name="gr4" draw:text-style-name="P5" draw:layer="layout" svg:width="4.942cm" svg:height="0.497cm" svg:x="8.317cm" svg:y="15.641cm">
          <draw:text-box>
            <text:p text:style-name="P3"><text:span text:style-name="T4">Dificultades principales</text:span></text:p>
          </draw:text-box>
        </draw:frame>
        <draw:frame draw:style-name="gr4" draw:text-style-name="P5" draw:layer="layout" svg:width="7.575cm" svg:height="0.497cm" svg:x="8.317cm" svg:y="2.245cm">
          <draw:text-box>
            <text:p text:style-name="P3"><text:span text:style-name="T5">Correo electronico, y redes sociales</text:span></text:p>
          </draw:text-box>
        </draw:frame>
        <draw:frame draw:style-name="gr4" draw:text-style-name="P5" draw:layer="layout" svg:width="0.423cm" svg:height="0.497cm" svg:x="8.344cm" svg:y="2.245cm">
          <draw:text-box>
            <text:p text:style-name="P3"><text:span text:style-name="T6"><text:s/></text:span></text:p>
          </draw:text-box>
        </draw:frame>
        <draw:frame draw:style-name="gr4" draw:text-style-name="P5" draw:layer="layout" svg:width="6.183cm" svg:height="0.497cm" svg:x="8.317cm" svg:y="4.284cm">
          <draw:text-box>
            <text:p text:style-name="P3"><text:span text:style-name="T5">Computadora, telefono movil</text:span></text:p>
          </draw:text-box>
        </draw:frame>
        <draw:frame draw:style-name="gr4" draw:text-style-name="P5" draw:layer="layout" svg:width="0.423cm" svg:height="0.497cm" svg:x="8.344cm" svg:y="4.284cm">
          <draw:text-box>
            <text:p text:style-name="P3"><text:span text:style-name="T6"><text:s/></text:span></text:p>
          </draw:text-box>
        </draw:frame>
        <draw:frame draw:style-name="gr4" draw:text-style-name="P5" draw:layer="layout" svg:width="9.303cm" svg:height="0.497cm" svg:x="8.317cm" svg:y="6.322cm">
          <draw:text-box>
            <text:p text:style-name="P3"><text:span text:style-name="T5">Desarrollar el software que le sea solicitado</text:span></text:p>
          </draw:text-box>
        </draw:frame>
        <draw:frame draw:style-name="gr4" draw:text-style-name="P5" draw:layer="layout" svg:width="0.423cm" svg:height="0.497cm" svg:x="8.344cm" svg:y="6.322cm">
          <draw:text-box>
            <text:p text:style-name="P3"><text:span text:style-name="T6"><text:s/></text:span></text:p>
          </draw:text-box>
        </draw:frame>
        <draw:frame draw:style-name="gr4" draw:text-style-name="P5" draw:layer="layout" svg:width="5.416cm" svg:height="0.497cm" svg:x="8.317cm" svg:y="8.361cm">
          <draw:text-box>
            <text:p text:style-name="P3"><text:span text:style-name="T5">Los proyectos que realiza</text:span></text:p>
          </draw:text-box>
        </draw:frame>
        <draw:frame draw:style-name="gr4" draw:text-style-name="P5" draw:layer="layout" svg:width="0.423cm" svg:height="0.497cm" svg:x="8.344cm" svg:y="8.361cm">
          <draw:text-box>
            <text:p text:style-name="P3"><text:span text:style-name="T6"><text:s/></text:span></text:p>
          </draw:text-box>
        </draw:frame>
        <draw:frame draw:style-name="gr4" draw:text-style-name="P5" draw:layer="layout" svg:width="9.646cm" svg:height="0.497cm" svg:x="8.317cm" svg:y="10.399cm">
          <draw:text-box>
            <text:p text:style-name="P3"><text:span text:style-name="T5">El Director del area de desarrollo de software</text:span></text:p>
          </draw:text-box>
        </draw:frame>
        <draw:frame draw:style-name="gr4" draw:text-style-name="P5" draw:layer="layout" svg:width="0.423cm" svg:height="0.497cm" svg:x="8.344cm" svg:y="10.399cm">
          <draw:text-box>
            <text:p text:style-name="P3"><text:span text:style-name="T6"><text:s/></text:span></text:p>
          </draw:text-box>
        </draw:frame>
        <draw:frame draw:style-name="gr4" draw:text-style-name="P5" draw:layer="layout" svg:width="11.936cm" svg:height="0.497cm" svg:x="8.317cm" svg:y="12.411cm">
          <draw:text-box>
            <text:p text:style-name="P3"><text:span text:style-name="T5">Ascender a puesto de director de desarrollo de software</text:span></text:p>
          </draw:text-box>
        </draw:frame>
        <draw:frame draw:style-name="gr4" draw:text-style-name="P5" draw:layer="layout" svg:width="0.423cm" svg:height="0.497cm" svg:x="8.344cm" svg:y="12.411cm">
          <draw:text-box>
            <text:p text:style-name="P3"><text:span text:style-name="T6"><text:s/></text:span></text:p>
          </draw:text-box>
        </draw:frame>
        <draw:frame draw:style-name="gr4" draw:text-style-name="P5" draw:layer="layout" svg:width="9.472cm" svg:height="0.497cm" svg:x="8.317cm" svg:y="14.45cm">
          <draw:text-box>
            <text:p text:style-name="P3"><text:span text:style-name="T5">Foros de internet, paginas de internet, libros</text:span></text:p>
          </draw:text-box>
        </draw:frame>
        <draw:frame draw:style-name="gr4" draw:text-style-name="P5" draw:layer="layout" svg:width="0.423cm" svg:height="0.497cm" svg:x="8.344cm" svg:y="14.45cm">
          <draw:text-box>
            <text:p text:style-name="P3"><text:span text:style-name="T6"><text:s/></text:span></text:p>
          </draw:text-box>
        </draw:frame>
        <draw:frame draw:style-name="gr4" draw:text-style-name="P5" draw:layer="layout" svg:width="17.084cm" svg:height="0.497cm" svg:x="8.317cm" svg:y="16.489cm">
          <draw:text-box>
            <text:p text:style-name="P3"><text:span text:style-name="T5">No tiene conocimientos legales por lo cual necesita constantemente de asesoria</text:span></text:p>
          </draw:text-box>
        </draw:frame>
        <draw:frame draw:style-name="gr4" draw:text-style-name="P5" draw:layer="layout" svg:width="0.423cm" svg:height="0.497cm" svg:x="8.344cm" svg:y="16.489cm">
          <draw:text-box>
            <text:p text:style-name="P3"><text:span text:style-name="T6"><text:s/></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venirNextLTPro" svg:font-family="AvenirNextLTPro" style:font-pitch="variable"/>
    <style:font-face style:name="AvenirNextLTPro-Demi" svg:font-family="AvenirNextLTPro-Demi" style:font-pitch="variable"/>
    <style:font-face style:name="AvenirNextLTPro-Demi1" svg:font-family="AvenirNextLTPro-Demi"/>
    <style:font-face style:name="AvenirNextLTPro1" svg:font-family="AvenirNextLTPro"/>
    <style:font-face style:name="DejaVu Sans" svg:font-family="'DejaVu Sans'" style:font-family-generic="system" style:font-pitch="variable"/>
    <style:font-face style:name="DejaVu Sans1" svg:font-family="'DejaVu Sans'" style:font-pitch="variable"/>
    <style:font-face style:name="FreeSans" svg:font-family="Free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pitch="variable"/>
    <style:font-face style:name="Noto Sans" svg:font-family="'Noto Sans'" style:font-family-generic="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s" fo:country="MX"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0.4cm" fo:margin-bottom="1cm" fo:margin-left="0.4cm" fo:margin-right="0.4cm" fo:page-width="29.701cm" fo:page-height="20.98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date>2022-03-01T00:48:49.294215169</dc:date>
    <meta:editing-duration>PT7M30S</meta:editing-duration>
    <meta:editing-cycles>1</meta:editing-cycles>
    <meta:document-statistic meta:object-count="76"/>
    <meta:generator>LibreOffice/7.3.1.1$Linux_X86_64 LibreOffice_project/30$Build-1</meta:generator>
  </office:meta>
</office:document-meta>
</file>